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453.51pt" svg:height="255.09pt" svg:x="22.73pt" svg:y="55.16pt">
            <loext:p draw:notify-on-update-of-ranges="time.A1:time.A1 time.B1:time.V1 time.A2:time.A2 time.B2:time.V2 time.A3:time.A3 time.B3:time.V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4.89pt" svg:x="574.84pt" svg:y="478.01pt">
            <loext:p draw:notify-on-update-of-ranges="time.A34:time.A34 time.B34:time.V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4.89pt" svg:x="626.77pt" svg:y="919.39pt">
            <loext:p draw:notify-on-update-of-ranges="time.A71:time.A71 time.B71:time.V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61.06pt" svg:y="1275.85pt">
            <loext:p draw:notify-on-update-of-ranges="time.A95:time.A95 time.B95:time.V95 time.A96:time.A96 time.B96:time.V9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4.89pt" svg:x="480.93pt" svg:y="1674.94pt">
            <loext:p draw:notify-on-update-of-ranges="time.A127:time.A127 time.B127:time.V127 time.A128:time.A128 time.B128:time.V1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ute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5508" calcext:value-type="float">
            <text:p>0.5508</text:p>
          </table:table-cell>
          <table:table-cell office:value-type="float" office:value="1.866" calcext:value-type="float">
            <text:p>1.866</text:p>
          </table:table-cell>
          <table:table-cell office:value-type="float" office:value="3.9173" calcext:value-type="float">
            <text:p>3.9173</text:p>
          </table:table-cell>
          <table:table-cell office:value-type="float" office:value="6.9047" calcext:value-type="float">
            <text:p>6.904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5.4498" calcext:value-type="float">
            <text:p>15.4498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27.425" calcext:value-type="float">
            <text:p>27.425</text:p>
          </table:table-cell>
          <table:table-cell office:value-type="float" office:value="34.8338" calcext:value-type="float">
            <text:p>34.8338</text:p>
          </table:table-cell>
          <table:table-cell office:value-type="float" office:value="42.8527" calcext:value-type="float">
            <text:p>42.8527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2.4891" calcext:value-type="float">
            <text:p>72.4891</text:p>
          </table:table-cell>
          <table:table-cell office:value-type="float" office:value="84.0823" calcext:value-type="float">
            <text:p>84.0823</text:p>
          </table:table-cell>
          <table:table-cell office:value-type="float" office:value="96.6284" calcext:value-type="float">
            <text:p>96.62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4.036" calcext:value-type="float">
            <text:p>124.036</text:p>
          </table:table-cell>
          <table:table-cell office:value-type="float" office:value="139.314" calcext:value-type="float">
            <text:p>139.314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171.499" calcext:value-type="float">
            <text:p>171.499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.3464" calcext:value-type="float">
            <text:p>1.3464</text:p>
          </table:table-cell>
          <table:table-cell office:value-type="float" office:value="2.0829" calcext:value-type="float">
            <text:p>2.0829</text:p>
          </table:table-cell>
          <table:table-cell office:value-type="float" office:value="2.5822" calcext:value-type="float">
            <text:p>2.5822</text:p>
          </table:table-cell>
          <table:table-cell office:value-type="float" office:value="3.2507" calcext:value-type="float">
            <text:p>3.2507</text:p>
          </table:table-cell>
          <table:table-cell office:value-type="float" office:value="4.189" calcext:value-type="float">
            <text:p>4.189</text:p>
          </table:table-cell>
          <table:table-cell office:value-type="float" office:value="5.025" calcext:value-type="float">
            <text:p>5.025</text:p>
          </table:table-cell>
          <table:table-cell office:value-type="float" office:value="6.3661" calcext:value-type="float">
            <text:p>6.3661</text:p>
          </table:table-cell>
          <table:table-cell office:value-type="float" office:value="7.2014" calcext:value-type="float">
            <text:p>7.2014</text:p>
          </table:table-cell>
          <table:table-cell office:value-type="float" office:value="8.8695" calcext:value-type="float">
            <text:p>8.8695</text:p>
          </table:table-cell>
          <table:table-cell office:value-type="float" office:value="9.5907" calcext:value-type="float">
            <text:p>9.5907</text:p>
          </table:table-cell>
          <table:table-cell office:value-type="float" office:value="11.515" calcext:value-type="float">
            <text:p>11.515</text:p>
          </table:table-cell>
          <table:table-cell office:value-type="float" office:value="12.637" calcext:value-type="float">
            <text:p>12.637</text:p>
          </table:table-cell>
          <table:table-cell office:value-type="float" office:value="13.969" calcext:value-type="float">
            <text:p>13.969</text:p>
          </table:table-cell>
          <table:table-cell office:value-type="float" office:value="15.7956" calcext:value-type="float">
            <text:p>15.7956</text:p>
          </table:table-cell>
          <table:table-cell office:value-type="float" office:value="17.5964" calcext:value-type="float">
            <text:p>17.5964</text:p>
          </table:table-cell>
          <table:table-cell office:value-type="float" office:value="19.2744" calcext:value-type="float">
            <text:p>19.2744</text:p>
          </table:table-cell>
        </table:table-row>
        <table:table-row table:style-name="ro1">
          <table:table-cell office:value-type="string" calcext:value-type="string">
            <text:p>Iterative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table:number-columns-repeated="6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 table:number-rows-repeated="26">
          <table:table-cell table:number-columns-repeated="22"/>
        </table:table-row>
        <table:table-row table:style-name="ro1">
          <table:table-cell office:value-type="string" calcext:value-type="string">
            <text:p>Brut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5508" calcext:value-type="float">
            <text:p>0.5508</text:p>
          </table:table-cell>
          <table:table-cell office:value-type="float" office:value="1.866" calcext:value-type="float">
            <text:p>1.866</text:p>
          </table:table-cell>
          <table:table-cell office:value-type="float" office:value="3.9173" calcext:value-type="float">
            <text:p>3.9173</text:p>
          </table:table-cell>
          <table:table-cell office:value-type="float" office:value="6.9047" calcext:value-type="float">
            <text:p>6.904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5.4498" calcext:value-type="float">
            <text:p>15.4498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27.425" calcext:value-type="float">
            <text:p>27.425</text:p>
          </table:table-cell>
          <table:table-cell office:value-type="float" office:value="34.8338" calcext:value-type="float">
            <text:p>34.8338</text:p>
          </table:table-cell>
          <table:table-cell office:value-type="float" office:value="42.8527" calcext:value-type="float">
            <text:p>42.8527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2.4891" calcext:value-type="float">
            <text:p>72.4891</text:p>
          </table:table-cell>
          <table:table-cell office:value-type="float" office:value="84.0823" calcext:value-type="float">
            <text:p>84.0823</text:p>
          </table:table-cell>
          <table:table-cell office:value-type="float" office:value="96.6284" calcext:value-type="float">
            <text:p>96.62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4.036" calcext:value-type="float">
            <text:p>124.036</text:p>
          </table:table-cell>
          <table:table-cell office:value-type="float" office:value="139.314" calcext:value-type="float">
            <text:p>139.314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171.499" calcext:value-type="float">
            <text:p>171.49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33]+500" office:value-type="float" office:value="1000" calcext:value-type="float">
            <text:p>1000</text:p>
          </table:table-cell>
          <table:table-cell table:formula="of:=[.D33]+500" office:value-type="float" office:value="1500" calcext:value-type="float">
            <text:p>1500</text:p>
          </table:table-cell>
          <table:table-cell table:formula="of:=[.E33]+500" office:value-type="float" office:value="2000" calcext:value-type="float">
            <text:p>2000</text:p>
          </table:table-cell>
          <table:table-cell table:formula="of:=[.F33]+500" office:value-type="float" office:value="2500" calcext:value-type="float">
            <text:p>2500</text:p>
          </table:table-cell>
          <table:table-cell table:formula="of:=[.G33]+500" office:value-type="float" office:value="3000" calcext:value-type="float">
            <text:p>3000</text:p>
          </table:table-cell>
          <table:table-cell table:formula="of:=[.H33]+500" office:value-type="float" office:value="3500" calcext:value-type="float">
            <text:p>3500</text:p>
          </table:table-cell>
          <table:table-cell table:formula="of:=[.I33]+500" office:value-type="float" office:value="4000" calcext:value-type="float">
            <text:p>4000</text:p>
          </table:table-cell>
          <table:table-cell table:formula="of:=[.J33]+500" office:value-type="float" office:value="4500" calcext:value-type="float">
            <text:p>4500</text:p>
          </table:table-cell>
          <table:table-cell table:formula="of:=[.K33]+500" office:value-type="float" office:value="5000" calcext:value-type="float">
            <text:p>5000</text:p>
          </table:table-cell>
          <table:table-cell table:formula="of:=[.L33]+500" office:value-type="float" office:value="5500" calcext:value-type="float">
            <text:p>5500</text:p>
          </table:table-cell>
          <table:table-cell table:formula="of:=[.M33]+500" office:value-type="float" office:value="6000" calcext:value-type="float">
            <text:p>6000</text:p>
          </table:table-cell>
          <table:table-cell table:formula="of:=[.N33]+500" office:value-type="float" office:value="6500" calcext:value-type="float">
            <text:p>6500</text:p>
          </table:table-cell>
          <table:table-cell table:formula="of:=[.O33]+500" office:value-type="float" office:value="7000" calcext:value-type="float">
            <text:p>7000</text:p>
          </table:table-cell>
          <table:table-cell table:formula="of:=[.P33]+500" office:value-type="float" office:value="7500" calcext:value-type="float">
            <text:p>7500</text:p>
          </table:table-cell>
          <table:table-cell table:formula="of:=[.Q33]+500" office:value-type="float" office:value="8000" calcext:value-type="float">
            <text:p>8000</text:p>
          </table:table-cell>
          <table:table-cell table:formula="of:=[.R33]+500" office:value-type="float" office:value="8500" calcext:value-type="float">
            <text:p>8500</text:p>
          </table:table-cell>
          <table:table-cell table:formula="of:=[.S33]+500" office:value-type="float" office:value="9000" calcext:value-type="float">
            <text:p>9000</text:p>
          </table:table-cell>
          <table:table-cell table:formula="of:=[.T33]+500" office:value-type="float" office:value="9500" calcext:value-type="float">
            <text:p>9500</text:p>
          </table:table-cell>
          <table:table-cell table:formula="of:=[.U33]+50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te</text:p>
          </table:table-cell>
          <table:table-cell table:style-name="ce1" table:formula="of:=8*[.B33]*[.B33] - 5*[.B33] + 16" office:value-type="float" office:value="79516" calcext:value-type="float">
            <text:p>79516</text:p>
          </table:table-cell>
          <table:table-cell table:style-name="ce1" table:formula="of:=8*[.C33]*[.C33] - 5*[.C33] + 16" office:value-type="float" office:value="1997516" calcext:value-type="float">
            <text:p>1997516</text:p>
          </table:table-cell>
          <table:table-cell table:style-name="ce1" table:formula="of:=8*[.D33]*[.D33] - 5*[.D33] + 16" office:value-type="float" office:value="7995016" calcext:value-type="float">
            <text:p>7995016</text:p>
          </table:table-cell>
          <table:table-cell table:style-name="ce1" table:formula="of:=8*[.E33]*[.E33] - 5*[.E33] + 16" office:value-type="float" office:value="17992516" calcext:value-type="float">
            <text:p>17992516</text:p>
          </table:table-cell>
          <table:table-cell table:style-name="ce1" table:formula="of:=8*[.F33]*[.F33] - 5*[.F33] + 16" office:value-type="float" office:value="31990016" calcext:value-type="float">
            <text:p>31990016</text:p>
          </table:table-cell>
          <table:table-cell table:style-name="ce1" table:formula="of:=8*[.G33]*[.G33] - 5*[.G33] + 16" office:value-type="float" office:value="49987516" calcext:value-type="float">
            <text:p>49987516</text:p>
          </table:table-cell>
          <table:table-cell table:style-name="ce1" table:formula="of:=8*[.H33]*[.H33] - 5*[.H33] + 16" office:value-type="float" office:value="71985016" calcext:value-type="float">
            <text:p>71985016</text:p>
          </table:table-cell>
          <table:table-cell table:style-name="ce1" table:formula="of:=8*[.I33]*[.I33] - 5*[.I33] + 16" office:value-type="float" office:value="97982516" calcext:value-type="float">
            <text:p>97982516</text:p>
          </table:table-cell>
          <table:table-cell table:style-name="ce1" table:formula="of:=8*[.J33]*[.J33] - 5*[.J33] + 16" office:value-type="float" office:value="127980016" calcext:value-type="float">
            <text:p>127980016</text:p>
          </table:table-cell>
          <table:table-cell table:style-name="ce1" table:formula="of:=8*[.K33]*[.K33] - 5*[.K33] + 16" office:value-type="float" office:value="161977516" calcext:value-type="float">
            <text:p>161977516</text:p>
          </table:table-cell>
          <table:table-cell table:style-name="ce1" table:formula="of:=8*[.L33]*[.L33] - 5*[.L33] + 16" office:value-type="float" office:value="199975016" calcext:value-type="float">
            <text:p>199975016</text:p>
          </table:table-cell>
          <table:table-cell table:style-name="ce1" table:formula="of:=8*[.M33]*[.M33] - 5*[.M33] + 16" office:value-type="float" office:value="241972516" calcext:value-type="float">
            <text:p>241972516</text:p>
          </table:table-cell>
          <table:table-cell table:style-name="ce1" table:formula="of:=8*[.N33]*[.N33] - 5*[.N33] + 16" office:value-type="float" office:value="287970016" calcext:value-type="float">
            <text:p>287970016</text:p>
          </table:table-cell>
          <table:table-cell table:style-name="ce1" table:formula="of:=8*[.O33]*[.O33] - 5*[.O33] + 16" office:value-type="float" office:value="337967516" calcext:value-type="float">
            <text:p>337967516</text:p>
          </table:table-cell>
          <table:table-cell table:style-name="ce1" table:formula="of:=8*[.P33]*[.P33] - 5*[.P33] + 16" office:value-type="float" office:value="391965016" calcext:value-type="float">
            <text:p>391965016</text:p>
          </table:table-cell>
          <table:table-cell table:style-name="ce1" table:formula="of:=8*[.Q33]*[.Q33] - 5*[.Q33] + 16" office:value-type="float" office:value="449962516" calcext:value-type="float">
            <text:p>449962516</text:p>
          </table:table-cell>
          <table:table-cell table:style-name="ce1" table:formula="of:=8*[.R33]*[.R33] - 5*[.R33] + 16" office:value-type="float" office:value="511960016" calcext:value-type="float">
            <text:p>511960016</text:p>
          </table:table-cell>
          <table:table-cell table:style-name="ce1" table:formula="of:=8*[.S33]*[.S33] - 5*[.S33] + 16" office:value-type="float" office:value="577957516" calcext:value-type="float">
            <text:p>577957516</text:p>
          </table:table-cell>
          <table:table-cell table:style-name="ce1" table:formula="of:=8*[.T33]*[.T33] - 5*[.T33] + 16" office:value-type="float" office:value="647955016" calcext:value-type="float">
            <text:p>647955016</text:p>
          </table:table-cell>
          <table:table-cell table:style-name="ce1" table:formula="of:=8*[.U33]*[.U33] - 5*[.U33] + 16" office:value-type="float" office:value="721952516" calcext:value-type="float">
            <text:p>721952516</text:p>
          </table:table-cell>
          <table:table-cell table:style-name="ce1" table:formula="of:=8*[.V33]*[.V33] - 5*[.V33] + 16" office:value-type="float" office:value="799950016" calcext:value-type="float">
            <text:p>799950016</text:p>
          </table:table-cell>
        </table:table-row>
        <table:table-row table:style-name="ro1">
          <table:table-cell office:value-type="string" calcext:value-type="string">
            <text:p>Iterative</text:p>
          </table:table-cell>
          <table:table-cell table:formula="of:=29*[.B33]-11" office:value-type="float" office:value="2889" calcext:value-type="float">
            <text:p>2889</text:p>
          </table:table-cell>
          <table:table-cell table:formula="of:=29*[.C33]-11" office:value-type="float" office:value="14489" calcext:value-type="float">
            <text:p>14489</text:p>
          </table:table-cell>
          <table:table-cell table:formula="of:=29*[.D33]-11" office:value-type="float" office:value="28989" calcext:value-type="float">
            <text:p>28989</text:p>
          </table:table-cell>
          <table:table-cell table:formula="of:=29*[.E33]-11" office:value-type="float" office:value="43489" calcext:value-type="float">
            <text:p>43489</text:p>
          </table:table-cell>
          <table:table-cell table:formula="of:=29*[.F33]-11" office:value-type="float" office:value="57989" calcext:value-type="float">
            <text:p>57989</text:p>
          </table:table-cell>
          <table:table-cell table:formula="of:=29*[.G33]-11" office:value-type="float" office:value="72489" calcext:value-type="float">
            <text:p>72489</text:p>
          </table:table-cell>
          <table:table-cell table:formula="of:=29*[.H33]-11" office:value-type="float" office:value="86989" calcext:value-type="float">
            <text:p>86989</text:p>
          </table:table-cell>
          <table:table-cell table:formula="of:=29*[.I33]-11" office:value-type="float" office:value="101489" calcext:value-type="float">
            <text:p>101489</text:p>
          </table:table-cell>
          <table:table-cell table:formula="of:=29*[.J33]-11" office:value-type="float" office:value="115989" calcext:value-type="float">
            <text:p>115989</text:p>
          </table:table-cell>
          <table:table-cell table:formula="of:=29*[.K33]-11" office:value-type="float" office:value="130489" calcext:value-type="float">
            <text:p>130489</text:p>
          </table:table-cell>
          <table:table-cell table:formula="of:=29*[.L33]-11" office:value-type="float" office:value="144989" calcext:value-type="float">
            <text:p>144989</text:p>
          </table:table-cell>
          <table:table-cell table:formula="of:=29*[.M33]-11" office:value-type="float" office:value="159489" calcext:value-type="float">
            <text:p>159489</text:p>
          </table:table-cell>
          <table:table-cell table:formula="of:=29*[.N33]-11" office:value-type="float" office:value="173989" calcext:value-type="float">
            <text:p>173989</text:p>
          </table:table-cell>
          <table:table-cell table:formula="of:=29*[.O33]-11" office:value-type="float" office:value="188489" calcext:value-type="float">
            <text:p>188489</text:p>
          </table:table-cell>
          <table:table-cell table:formula="of:=29*[.P33]-11" office:value-type="float" office:value="202989" calcext:value-type="float">
            <text:p>202989</text:p>
          </table:table-cell>
          <table:table-cell table:formula="of:=29*[.Q33]-11" office:value-type="float" office:value="217489" calcext:value-type="float">
            <text:p>217489</text:p>
          </table:table-cell>
          <table:table-cell table:formula="of:=29*[.R33]-11" office:value-type="float" office:value="231989" calcext:value-type="float">
            <text:p>231989</text:p>
          </table:table-cell>
          <table:table-cell table:formula="of:=29*[.S33]-11" office:value-type="float" office:value="246489" calcext:value-type="float">
            <text:p>246489</text:p>
          </table:table-cell>
          <table:table-cell table:formula="of:=29*[.T33]-11" office:value-type="float" office:value="260989" calcext:value-type="float">
            <text:p>260989</text:p>
          </table:table-cell>
          <table:table-cell table:formula="of:=29*[.U33]-11" office:value-type="float" office:value="275489" calcext:value-type="float">
            <text:p>275489</text:p>
          </table:table-cell>
          <table:table-cell table:formula="of:=29*[.V33]-11" office:value-type="float" office:value="289989" calcext:value-type="float">
            <text:p>289989</text:p>
          </table:table-cell>
        </table:table-row>
        <table:table-row table:style-name="ro1" table:number-rows-repeated="22">
          <table:table-cell table:number-columns-repeated="22"/>
        </table:table-row>
        <table:table-row table:style-name="ro1">
          <table:table-cell office:value-type="string" calcext:value-type="string">
            <text:p>Recurs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60]+500" office:value-type="float" office:value="1000" calcext:value-type="float">
            <text:p>1000</text:p>
          </table:table-cell>
          <table:table-cell table:formula="of:=[.D60]+500" office:value-type="float" office:value="1500" calcext:value-type="float">
            <text:p>1500</text:p>
          </table:table-cell>
          <table:table-cell table:formula="of:=[.E60]+500" office:value-type="float" office:value="2000" calcext:value-type="float">
            <text:p>2000</text:p>
          </table:table-cell>
          <table:table-cell table:formula="of:=[.F60]+500" office:value-type="float" office:value="2500" calcext:value-type="float">
            <text:p>2500</text:p>
          </table:table-cell>
          <table:table-cell table:formula="of:=[.G60]+500" office:value-type="float" office:value="3000" calcext:value-type="float">
            <text:p>3000</text:p>
          </table:table-cell>
          <table:table-cell table:formula="of:=[.H60]+500" office:value-type="float" office:value="3500" calcext:value-type="float">
            <text:p>3500</text:p>
          </table:table-cell>
          <table:table-cell table:formula="of:=[.I60]+500" office:value-type="float" office:value="4000" calcext:value-type="float">
            <text:p>4000</text:p>
          </table:table-cell>
          <table:table-cell table:formula="of:=[.J60]+500" office:value-type="float" office:value="4500" calcext:value-type="float">
            <text:p>4500</text:p>
          </table:table-cell>
          <table:table-cell table:formula="of:=[.K60]+500" office:value-type="float" office:value="5000" calcext:value-type="float">
            <text:p>5000</text:p>
          </table:table-cell>
          <table:table-cell table:formula="of:=[.L60]+500" office:value-type="float" office:value="5500" calcext:value-type="float">
            <text:p>5500</text:p>
          </table:table-cell>
          <table:table-cell table:formula="of:=[.M60]+500" office:value-type="float" office:value="6000" calcext:value-type="float">
            <text:p>6000</text:p>
          </table:table-cell>
          <table:table-cell table:formula="of:=[.N60]+500" office:value-type="float" office:value="6500" calcext:value-type="float">
            <text:p>6500</text:p>
          </table:table-cell>
          <table:table-cell table:formula="of:=[.O60]+500" office:value-type="float" office:value="7000" calcext:value-type="float">
            <text:p>7000</text:p>
          </table:table-cell>
          <table:table-cell table:formula="of:=[.P60]+500" office:value-type="float" office:value="7500" calcext:value-type="float">
            <text:p>7500</text:p>
          </table:table-cell>
          <table:table-cell table:formula="of:=[.Q60]+500" office:value-type="float" office:value="8000" calcext:value-type="float">
            <text:p>8000</text:p>
          </table:table-cell>
          <table:table-cell table:formula="of:=[.R60]+500" office:value-type="float" office:value="8500" calcext:value-type="float">
            <text:p>8500</text:p>
          </table:table-cell>
          <table:table-cell table:formula="of:=[.S60]+500" office:value-type="float" office:value="9000" calcext:value-type="float">
            <text:p>9000</text:p>
          </table:table-cell>
          <table:table-cell table:formula="of:=[.T60]+500" office:value-type="float" office:value="9500" calcext:value-type="float">
            <text:p>9500</text:p>
          </table:table-cell>
          <table:table-cell table:formula="of:=[.U60]+50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(n)</text:p>
          </table:table-cell>
          <table:table-cell table:number-columns-repeated="21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70]+500" office:value-type="float" office:value="1000" calcext:value-type="float">
            <text:p>1000</text:p>
          </table:table-cell>
          <table:table-cell table:formula="of:=[.D70]+500" office:value-type="float" office:value="1500" calcext:value-type="float">
            <text:p>1500</text:p>
          </table:table-cell>
          <table:table-cell table:formula="of:=[.E70]+500" office:value-type="float" office:value="2000" calcext:value-type="float">
            <text:p>2000</text:p>
          </table:table-cell>
          <table:table-cell table:formula="of:=[.F70]+500" office:value-type="float" office:value="2500" calcext:value-type="float">
            <text:p>2500</text:p>
          </table:table-cell>
          <table:table-cell table:formula="of:=[.G70]+500" office:value-type="float" office:value="3000" calcext:value-type="float">
            <text:p>3000</text:p>
          </table:table-cell>
          <table:table-cell table:formula="of:=[.H70]+500" office:value-type="float" office:value="3500" calcext:value-type="float">
            <text:p>3500</text:p>
          </table:table-cell>
          <table:table-cell table:formula="of:=[.I70]+500" office:value-type="float" office:value="4000" calcext:value-type="float">
            <text:p>4000</text:p>
          </table:table-cell>
          <table:table-cell table:formula="of:=[.J70]+500" office:value-type="float" office:value="4500" calcext:value-type="float">
            <text:p>4500</text:p>
          </table:table-cell>
          <table:table-cell table:formula="of:=[.K70]+500" office:value-type="float" office:value="5000" calcext:value-type="float">
            <text:p>5000</text:p>
          </table:table-cell>
          <table:table-cell table:formula="of:=[.L70]+500" office:value-type="float" office:value="5500" calcext:value-type="float">
            <text:p>5500</text:p>
          </table:table-cell>
          <table:table-cell table:formula="of:=[.M70]+500" office:value-type="float" office:value="6000" calcext:value-type="float">
            <text:p>6000</text:p>
          </table:table-cell>
          <table:table-cell table:formula="of:=[.N70]+500" office:value-type="float" office:value="6500" calcext:value-type="float">
            <text:p>6500</text:p>
          </table:table-cell>
          <table:table-cell table:formula="of:=[.O70]+500" office:value-type="float" office:value="7000" calcext:value-type="float">
            <text:p>7000</text:p>
          </table:table-cell>
          <table:table-cell table:formula="of:=[.P70]+500" office:value-type="float" office:value="7500" calcext:value-type="float">
            <text:p>7500</text:p>
          </table:table-cell>
          <table:table-cell table:formula="of:=[.Q70]+500" office:value-type="float" office:value="8000" calcext:value-type="float">
            <text:p>8000</text:p>
          </table:table-cell>
          <table:table-cell table:formula="of:=[.R70]+500" office:value-type="float" office:value="8500" calcext:value-type="float">
            <text:p>8500</text:p>
          </table:table-cell>
          <table:table-cell table:formula="of:=[.S70]+500" office:value-type="float" office:value="9000" calcext:value-type="float">
            <text:p>9000</text:p>
          </table:table-cell>
          <table:table-cell table:formula="of:=[.T70]+500" office:value-type="float" office:value="9500" calcext:value-type="float">
            <text:p>9500</text:p>
          </table:table-cell>
          <table:table-cell table:formula="of:=[.U70]+50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(n)</text:p>
          </table:table-cell>
          <table:table-cell table:formula="of:=29*[.B70]-11" office:value-type="float" office:value="2889" calcext:value-type="float">
            <text:p>2889</text:p>
          </table:table-cell>
          <table:table-cell table:formula="of:=29*[.C70]-11" office:value-type="float" office:value="14489" calcext:value-type="float">
            <text:p>14489</text:p>
          </table:table-cell>
          <table:table-cell table:formula="of:=29*[.D70]-11" office:value-type="float" office:value="28989" calcext:value-type="float">
            <text:p>28989</text:p>
          </table:table-cell>
          <table:table-cell table:formula="of:=29*[.E70]-11" office:value-type="float" office:value="43489" calcext:value-type="float">
            <text:p>43489</text:p>
          </table:table-cell>
          <table:table-cell table:formula="of:=29*[.F70]-11" office:value-type="float" office:value="57989" calcext:value-type="float">
            <text:p>57989</text:p>
          </table:table-cell>
          <table:table-cell table:formula="of:=29*[.G70]-11" office:value-type="float" office:value="72489" calcext:value-type="float">
            <text:p>72489</text:p>
          </table:table-cell>
          <table:table-cell table:formula="of:=29*[.H70]-11" office:value-type="float" office:value="86989" calcext:value-type="float">
            <text:p>86989</text:p>
          </table:table-cell>
          <table:table-cell table:formula="of:=29*[.I70]-11" office:value-type="float" office:value="101489" calcext:value-type="float">
            <text:p>101489</text:p>
          </table:table-cell>
          <table:table-cell table:formula="of:=29*[.J70]-11" office:value-type="float" office:value="115989" calcext:value-type="float">
            <text:p>115989</text:p>
          </table:table-cell>
          <table:table-cell table:formula="of:=29*[.K70]-11" office:value-type="float" office:value="130489" calcext:value-type="float">
            <text:p>130489</text:p>
          </table:table-cell>
          <table:table-cell table:formula="of:=29*[.L70]-11" office:value-type="float" office:value="144989" calcext:value-type="float">
            <text:p>144989</text:p>
          </table:table-cell>
          <table:table-cell table:formula="of:=29*[.M70]-11" office:value-type="float" office:value="159489" calcext:value-type="float">
            <text:p>159489</text:p>
          </table:table-cell>
          <table:table-cell table:formula="of:=29*[.N70]-11" office:value-type="float" office:value="173989" calcext:value-type="float">
            <text:p>173989</text:p>
          </table:table-cell>
          <table:table-cell table:formula="of:=29*[.O70]-11" office:value-type="float" office:value="188489" calcext:value-type="float">
            <text:p>188489</text:p>
          </table:table-cell>
          <table:table-cell table:formula="of:=29*[.P70]-11" office:value-type="float" office:value="202989" calcext:value-type="float">
            <text:p>202989</text:p>
          </table:table-cell>
          <table:table-cell table:formula="of:=29*[.Q70]-11" office:value-type="float" office:value="217489" calcext:value-type="float">
            <text:p>217489</text:p>
          </table:table-cell>
          <table:table-cell table:formula="of:=29*[.R70]-11" office:value-type="float" office:value="231989" calcext:value-type="float">
            <text:p>231989</text:p>
          </table:table-cell>
          <table:table-cell table:formula="of:=29*[.S70]-11" office:value-type="float" office:value="246489" calcext:value-type="float">
            <text:p>246489</text:p>
          </table:table-cell>
          <table:table-cell table:formula="of:=29*[.T70]-11" office:value-type="float" office:value="260989" calcext:value-type="float">
            <text:p>260989</text:p>
          </table:table-cell>
          <table:table-cell table:formula="of:=29*[.U70]-11" office:value-type="float" office:value="275489" calcext:value-type="float">
            <text:p>275489</text:p>
          </table:table-cell>
          <table:table-cell table:formula="of:=29*[.V70]-11" office:value-type="float" office:value="289989" calcext:value-type="float">
            <text:p>289989</text:p>
          </table:table-cell>
        </table:table-row>
        <table:table-row table:style-name="ro1" table:number-rows-repeated="21">
          <table:table-cell table:number-columns-repeated="22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94]+500" office:value-type="float" office:value="1000" calcext:value-type="float">
            <text:p>1000</text:p>
          </table:table-cell>
          <table:table-cell table:formula="of:=[.D94]+500" office:value-type="float" office:value="1500" calcext:value-type="float">
            <text:p>1500</text:p>
          </table:table-cell>
          <table:table-cell table:formula="of:=[.E94]+500" office:value-type="float" office:value="2000" calcext:value-type="float">
            <text:p>2000</text:p>
          </table:table-cell>
          <table:table-cell table:formula="of:=[.F94]+500" office:value-type="float" office:value="2500" calcext:value-type="float">
            <text:p>2500</text:p>
          </table:table-cell>
          <table:table-cell table:formula="of:=[.G94]+500" office:value-type="float" office:value="3000" calcext:value-type="float">
            <text:p>3000</text:p>
          </table:table-cell>
          <table:table-cell table:formula="of:=[.H94]+500" office:value-type="float" office:value="3500" calcext:value-type="float">
            <text:p>3500</text:p>
          </table:table-cell>
          <table:table-cell table:formula="of:=[.I94]+500" office:value-type="float" office:value="4000" calcext:value-type="float">
            <text:p>4000</text:p>
          </table:table-cell>
          <table:table-cell table:formula="of:=[.J94]+500" office:value-type="float" office:value="4500" calcext:value-type="float">
            <text:p>4500</text:p>
          </table:table-cell>
          <table:table-cell table:formula="of:=[.K94]+500" office:value-type="float" office:value="5000" calcext:value-type="float">
            <text:p>5000</text:p>
          </table:table-cell>
          <table:table-cell table:formula="of:=[.L94]+500" office:value-type="float" office:value="5500" calcext:value-type="float">
            <text:p>5500</text:p>
          </table:table-cell>
          <table:table-cell table:formula="of:=[.M94]+500" office:value-type="float" office:value="6000" calcext:value-type="float">
            <text:p>6000</text:p>
          </table:table-cell>
          <table:table-cell table:formula="of:=[.N94]+500" office:value-type="float" office:value="6500" calcext:value-type="float">
            <text:p>6500</text:p>
          </table:table-cell>
          <table:table-cell table:formula="of:=[.O94]+500" office:value-type="float" office:value="7000" calcext:value-type="float">
            <text:p>7000</text:p>
          </table:table-cell>
          <table:table-cell table:formula="of:=[.P94]+500" office:value-type="float" office:value="7500" calcext:value-type="float">
            <text:p>7500</text:p>
          </table:table-cell>
          <table:table-cell table:formula="of:=[.Q94]+500" office:value-type="float" office:value="8000" calcext:value-type="float">
            <text:p>8000</text:p>
          </table:table-cell>
          <table:table-cell table:formula="of:=[.R94]+500" office:value-type="float" office:value="8500" calcext:value-type="float">
            <text:p>8500</text:p>
          </table:table-cell>
          <table:table-cell table:formula="of:=[.S94]+500" office:value-type="float" office:value="9000" calcext:value-type="float">
            <text:p>9000</text:p>
          </table:table-cell>
          <table:table-cell table:formula="of:=[.T94]+500" office:value-type="float" office:value="9500" calcext:value-type="float">
            <text:p>9500</text:p>
          </table:table-cell>
          <table:table-cell table:formula="of:=[.U94]+50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(n)</text:p>
          </table:table-cell>
          <table:table-cell table:style-name="ce1" table:formula="of:=(8*[.B94]*[.B94] - 5*[.B94] + 16)/10000000" office:value-type="float" office:value="0.0079516" calcext:value-type="float">
            <text:p>0.0079516</text:p>
          </table:table-cell>
          <table:table-cell table:style-name="ce1" table:formula="of:=(8*[.C94]*[.C94] - 5*[.C94] + 16)/10000000" office:value-type="float" office:value="0.1997516" calcext:value-type="float">
            <text:p>0.1997516</text:p>
          </table:table-cell>
          <table:table-cell table:style-name="ce1" table:formula="of:=(8*[.D94]*[.D94] - 5*[.D94] + 16)/10000000" office:value-type="float" office:value="0.7995016" calcext:value-type="float">
            <text:p>0.7995016</text:p>
          </table:table-cell>
          <table:table-cell table:style-name="ce1" table:formula="of:=(8*[.E94]*[.E94] - 5*[.E94] + 16)/10000000" office:value-type="float" office:value="1.7992516" calcext:value-type="float">
            <text:p>1.7992516</text:p>
          </table:table-cell>
          <table:table-cell table:style-name="ce1" table:formula="of:=(8*[.F94]*[.F94] - 5*[.F94] + 16)/10000000" office:value-type="float" office:value="3.1990016" calcext:value-type="float">
            <text:p>3.1990016</text:p>
          </table:table-cell>
          <table:table-cell table:style-name="ce1" table:formula="of:=(8*[.G94]*[.G94] - 5*[.G94] + 16)/10000000" office:value-type="float" office:value="4.9987516" calcext:value-type="float">
            <text:p>4.9987516</text:p>
          </table:table-cell>
          <table:table-cell table:style-name="ce1" table:formula="of:=(8*[.H94]*[.H94] - 5*[.H94] + 16)/10000000" office:value-type="float" office:value="7.1985016" calcext:value-type="float">
            <text:p>7.1985016</text:p>
          </table:table-cell>
          <table:table-cell table:style-name="ce1" table:formula="of:=(8*[.I94]*[.I94] - 5*[.I94] + 16)/10000000" office:value-type="float" office:value="9.7982516" calcext:value-type="float">
            <text:p>9.7982516</text:p>
          </table:table-cell>
          <table:table-cell table:style-name="ce1" table:formula="of:=(8*[.J94]*[.J94] - 5*[.J94] + 16)/10000000" office:value-type="float" office:value="12.7980016" calcext:value-type="float">
            <text:p>12.7980016</text:p>
          </table:table-cell>
          <table:table-cell table:style-name="ce1" table:formula="of:=(8*[.K94]*[.K94] - 5*[.K94] + 16)/10000000" office:value-type="float" office:value="16.1977516" calcext:value-type="float">
            <text:p>16.1977516</text:p>
          </table:table-cell>
          <table:table-cell table:style-name="ce1" table:formula="of:=(8*[.L94]*[.L94] - 5*[.L94] + 16)/10000000" office:value-type="float" office:value="19.9975016" calcext:value-type="float">
            <text:p>19.9975016</text:p>
          </table:table-cell>
          <table:table-cell table:style-name="ce1" table:formula="of:=(8*[.M94]*[.M94] - 5*[.M94] + 16)/10000000" office:value-type="float" office:value="24.1972516" calcext:value-type="float">
            <text:p>24.1972516</text:p>
          </table:table-cell>
          <table:table-cell table:style-name="ce1" table:formula="of:=(8*[.N94]*[.N94] - 5*[.N94] + 16)/10000000" office:value-type="float" office:value="28.7970016" calcext:value-type="float">
            <text:p>28.7970016</text:p>
          </table:table-cell>
          <table:table-cell table:style-name="ce1" table:formula="of:=(8*[.O94]*[.O94] - 5*[.O94] + 16)/10000000" office:value-type="float" office:value="33.7967516" calcext:value-type="float">
            <text:p>33.7967516</text:p>
          </table:table-cell>
          <table:table-cell table:style-name="ce1" table:formula="of:=(8*[.P94]*[.P94] - 5*[.P94] + 16)/10000000" office:value-type="float" office:value="39.1965016" calcext:value-type="float">
            <text:p>39.1965016</text:p>
          </table:table-cell>
          <table:table-cell table:style-name="ce1" table:formula="of:=(8*[.Q94]*[.Q94] - 5*[.Q94] + 16)/10000000" office:value-type="float" office:value="44.9962516" calcext:value-type="float">
            <text:p>44.9962516</text:p>
          </table:table-cell>
          <table:table-cell table:style-name="ce1" table:formula="of:=(8*[.R94]*[.R94] - 5*[.R94] + 16)/10000000" office:value-type="float" office:value="51.1960016" calcext:value-type="float">
            <text:p>51.1960016</text:p>
          </table:table-cell>
          <table:table-cell table:style-name="ce1" table:formula="of:=(8*[.S94]*[.S94] - 5*[.S94] + 16)/10000000" office:value-type="float" office:value="57.7957516" calcext:value-type="float">
            <text:p>57.7957516</text:p>
          </table:table-cell>
          <table:table-cell table:style-name="ce1" table:formula="of:=(8*[.T94]*[.T94] - 5*[.T94] + 16)/10000000" office:value-type="float" office:value="64.7955016" calcext:value-type="float">
            <text:p>64.7955016</text:p>
          </table:table-cell>
          <table:table-cell table:style-name="ce1" table:formula="of:=(8*[.U94]*[.U94] - 5*[.U94] + 16)/10000000" office:value-type="float" office:value="72.1952516" calcext:value-type="float">
            <text:p>72.1952516</text:p>
          </table:table-cell>
          <table:table-cell table:style-name="ce1" table:formula="of:=(8*[.V94]*[.V94] - 5*[.V94] + 16)/10000000" office:value-type="float" office:value="79.9950016" calcext:value-type="float">
            <text:p>79.9950016</text:p>
          </table:table-cell>
        </table:table-row>
        <table:table-row table:style-name="ro1">
          <table:table-cell office:value-type="string" calcext:value-type="string">
            <text:p>Exec time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5508" calcext:value-type="float">
            <text:p>0.5508</text:p>
          </table:table-cell>
          <table:table-cell office:value-type="float" office:value="1.866" calcext:value-type="float">
            <text:p>1.866</text:p>
          </table:table-cell>
          <table:table-cell office:value-type="float" office:value="3.9173" calcext:value-type="float">
            <text:p>3.9173</text:p>
          </table:table-cell>
          <table:table-cell office:value-type="float" office:value="6.9047" calcext:value-type="float">
            <text:p>6.904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5.4498" calcext:value-type="float">
            <text:p>15.4498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27.425" calcext:value-type="float">
            <text:p>27.425</text:p>
          </table:table-cell>
          <table:table-cell office:value-type="float" office:value="34.8338" calcext:value-type="float">
            <text:p>34.8338</text:p>
          </table:table-cell>
          <table:table-cell office:value-type="float" office:value="42.8527" calcext:value-type="float">
            <text:p>42.8527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2.4891" calcext:value-type="float">
            <text:p>72.4891</text:p>
          </table:table-cell>
          <table:table-cell office:value-type="float" office:value="84.0823" calcext:value-type="float">
            <text:p>84.0823</text:p>
          </table:table-cell>
          <table:table-cell office:value-type="float" office:value="96.6284" calcext:value-type="float">
            <text:p>96.62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4.036" calcext:value-type="float">
            <text:p>124.036</text:p>
          </table:table-cell>
          <table:table-cell office:value-type="float" office:value="139.314" calcext:value-type="float">
            <text:p>139.314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171.499" calcext:value-type="float">
            <text:p>171.499</text:p>
          </table:table-cell>
        </table:table-row>
        <table:table-row table:style-name="ro1" table:number-rows-repeated="28">
          <table:table-cell table:number-columns-repeated="22"/>
        </table:table-row>
        <table:table-row table:style-name="ro1">
          <table:table-cell office:value-type="string" calcext:value-type="string">
            <text:p>Iterativ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126]+500" office:value-type="float" office:value="1000" calcext:value-type="float">
            <text:p>1000</text:p>
          </table:table-cell>
          <table:table-cell table:formula="of:=[.D126]+500" office:value-type="float" office:value="1500" calcext:value-type="float">
            <text:p>1500</text:p>
          </table:table-cell>
          <table:table-cell table:formula="of:=[.E126]+500" office:value-type="float" office:value="2000" calcext:value-type="float">
            <text:p>2000</text:p>
          </table:table-cell>
          <table:table-cell table:formula="of:=[.F126]+500" office:value-type="float" office:value="2500" calcext:value-type="float">
            <text:p>2500</text:p>
          </table:table-cell>
          <table:table-cell table:formula="of:=[.G126]+500" office:value-type="float" office:value="3000" calcext:value-type="float">
            <text:p>3000</text:p>
          </table:table-cell>
          <table:table-cell table:formula="of:=[.H126]+500" office:value-type="float" office:value="3500" calcext:value-type="float">
            <text:p>3500</text:p>
          </table:table-cell>
          <table:table-cell table:formula="of:=[.I126]+500" office:value-type="float" office:value="4000" calcext:value-type="float">
            <text:p>4000</text:p>
          </table:table-cell>
          <table:table-cell table:formula="of:=[.J126]+500" office:value-type="float" office:value="4500" calcext:value-type="float">
            <text:p>4500</text:p>
          </table:table-cell>
          <table:table-cell table:formula="of:=[.K126]+500" office:value-type="float" office:value="5000" calcext:value-type="float">
            <text:p>5000</text:p>
          </table:table-cell>
          <table:table-cell table:formula="of:=[.L126]+500" office:value-type="float" office:value="5500" calcext:value-type="float">
            <text:p>5500</text:p>
          </table:table-cell>
          <table:table-cell table:formula="of:=[.M126]+500" office:value-type="float" office:value="6000" calcext:value-type="float">
            <text:p>6000</text:p>
          </table:table-cell>
          <table:table-cell table:formula="of:=[.N126]+500" office:value-type="float" office:value="6500" calcext:value-type="float">
            <text:p>6500</text:p>
          </table:table-cell>
          <table:table-cell table:formula="of:=[.O126]+500" office:value-type="float" office:value="7000" calcext:value-type="float">
            <text:p>7000</text:p>
          </table:table-cell>
          <table:table-cell table:formula="of:=[.P126]+500" office:value-type="float" office:value="7500" calcext:value-type="float">
            <text:p>7500</text:p>
          </table:table-cell>
          <table:table-cell table:formula="of:=[.Q126]+500" office:value-type="float" office:value="8000" calcext:value-type="float">
            <text:p>8000</text:p>
          </table:table-cell>
          <table:table-cell table:formula="of:=[.R126]+500" office:value-type="float" office:value="8500" calcext:value-type="float">
            <text:p>8500</text:p>
          </table:table-cell>
          <table:table-cell table:formula="of:=[.S126]+500" office:value-type="float" office:value="9000" calcext:value-type="float">
            <text:p>9000</text:p>
          </table:table-cell>
          <table:table-cell table:formula="of:=[.T126]+500" office:value-type="float" office:value="9500" calcext:value-type="float">
            <text:p>9500</text:p>
          </table:table-cell>
          <table:table-cell table:formula="of:=[.U126]+50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(n)</text:p>
          </table:table-cell>
          <table:table-cell table:formula="of:=(29*[.B126]-11)/10000000" office:value-type="float" office:value="0.0002889" calcext:value-type="float">
            <text:p>0.0002889</text:p>
          </table:table-cell>
          <table:table-cell table:formula="of:=(29*[.C126]-11)/1000000" office:value-type="float" office:value="0.014489" calcext:value-type="float">
            <text:p>0.014489</text:p>
          </table:table-cell>
          <table:table-cell table:formula="of:=(29*[.D126]-11)/1000000" office:value-type="float" office:value="0.028989" calcext:value-type="float">
            <text:p>0.028989</text:p>
          </table:table-cell>
          <table:table-cell table:formula="of:=(29*[.E126]-11)/1000000" office:value-type="float" office:value="0.043489" calcext:value-type="float">
            <text:p>0.043489</text:p>
          </table:table-cell>
          <table:table-cell table:formula="of:=(29*[.F126]-11)/1000000" office:value-type="float" office:value="0.057989" calcext:value-type="float">
            <text:p>0.057989</text:p>
          </table:table-cell>
          <table:table-cell table:formula="of:=(29*[.G126]-11)/1000000" office:value-type="float" office:value="0.072489" calcext:value-type="float">
            <text:p>0.072489</text:p>
          </table:table-cell>
          <table:table-cell table:formula="of:=(29*[.H126]-11)/1000000" office:value-type="float" office:value="0.086989" calcext:value-type="float">
            <text:p>0.086989</text:p>
          </table:table-cell>
          <table:table-cell table:formula="of:=(29*[.I126]-11)/1000000" office:value-type="float" office:value="0.101489" calcext:value-type="float">
            <text:p>0.101489</text:p>
          </table:table-cell>
          <table:table-cell table:formula="of:=(29*[.J126]-11)/1000000" office:value-type="float" office:value="0.115989" calcext:value-type="float">
            <text:p>0.115989</text:p>
          </table:table-cell>
          <table:table-cell table:formula="of:=(29*[.K126]-11)/1000000" office:value-type="float" office:value="0.130489" calcext:value-type="float">
            <text:p>0.130489</text:p>
          </table:table-cell>
          <table:table-cell table:formula="of:=(29*[.L126]-11)/1000000" office:value-type="float" office:value="0.144989" calcext:value-type="float">
            <text:p>0.144989</text:p>
          </table:table-cell>
          <table:table-cell table:formula="of:=(29*[.M126]-11)/1000000" office:value-type="float" office:value="0.159489" calcext:value-type="float">
            <text:p>0.159489</text:p>
          </table:table-cell>
          <table:table-cell table:formula="of:=(29*[.N126]-11)/1000000" office:value-type="float" office:value="0.173989" calcext:value-type="float">
            <text:p>0.173989</text:p>
          </table:table-cell>
          <table:table-cell table:formula="of:=(29*[.O126]-11)/1000000" office:value-type="float" office:value="0.188489" calcext:value-type="float">
            <text:p>0.188489</text:p>
          </table:table-cell>
          <table:table-cell table:formula="of:=(29*[.P126]-11)/1000000" office:value-type="float" office:value="0.202989" calcext:value-type="float">
            <text:p>0.202989</text:p>
          </table:table-cell>
          <table:table-cell table:formula="of:=(29*[.Q126]-11)/1000000" office:value-type="float" office:value="0.217489" calcext:value-type="float">
            <text:p>0.217489</text:p>
          </table:table-cell>
          <table:table-cell table:formula="of:=(29*[.R126]-11)/1000000" office:value-type="float" office:value="0.231989" calcext:value-type="float">
            <text:p>0.231989</text:p>
          </table:table-cell>
          <table:table-cell table:formula="of:=(29*[.S126]-11)/1000000" office:value-type="float" office:value="0.246489" calcext:value-type="float">
            <text:p>0.246489</text:p>
          </table:table-cell>
          <table:table-cell table:formula="of:=(29*[.T126]-11)/1000000" office:value-type="float" office:value="0.260989" calcext:value-type="float">
            <text:p>0.260989</text:p>
          </table:table-cell>
          <table:table-cell table:formula="of:=(29*[.U126]-11)/1000000" office:value-type="float" office:value="0.275489" calcext:value-type="float">
            <text:p>0.275489</text:p>
          </table:table-cell>
          <table:table-cell table:formula="of:=(29*[.V126]-11)/1000000" office:value-type="float" office:value="0.289989" calcext:value-type="float">
            <text:p>0.289989</text:p>
          </table:table-cell>
        </table:table-row>
        <table:table-row table:style-name="ro1">
          <table:table-cell office:value-type="string" calcext:value-type="string">
            <text:p>Exec time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table:number-columns-repeated="6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3:38:39.40435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21:46:12.954434424</dc:date>
    <dc:creator>Michael </dc:creator>
    <meta:editing-duration>PT7H45M56S</meta:editing-duration>
    <meta:editing-cycles>7</meta:editing-cycles>
    <meta:generator>LibreOffice/5.0.3.2$Linux_X86_64 LibreOffice_project/00m0$Build-2</meta:generator>
    <meta:document-statistic meta:table-count="1" meta:cell-count="3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2cm" svg:y="0.316cm" chart:style-name="ch2">
          <text:p>Alg Execution Time Comparison</text:p>
        </chart:title>
        <chart:legend chart:legend-position="end" svg:x="13.068cm" svg:y="3.689cm" style:legend-expansion="high" chart:style-name="ch3"/>
        <chart:plot-area chart:style-name="ch4" table:cell-range-address="time.A1:time.V3" chart:data-source-has-labels="column" svg:x="1.329cm" svg:y="1.293cm" svg:width="11.419cm" svg:height="6.548cm">
          <chartooo:coordinate-region svg:x="1.986cm" svg:y="1.497cm" svg:width="10.353cm" svg:height="5.688cm"/>
          <chart:axis chart:dimension="x" chart:name="primary-x" chart:style-name="ch5">
            <chart:title svg:x="6.892cm" svg:y="8.021cm" chart:style-name="ch6">
              <text:p>n</text:p>
            </chart:title>
          </chart:axis>
          <chart:axis chart:dimension="y" chart:name="primary-y" chart:style-name="ch5">
            <chart:title svg:x="0.451cm" svg:y="5.653cm" chart:style-name="ch7">
              <text:p>Exe Time (ms)</text:p>
            </chart:title>
            <chart:grid chart:style-name="ch8" chart:class="major"/>
          </chart:axis>
          <chart:series chart:style-name="ch9" chart:values-cell-range-address="time.B1:time.V1" chart:label-cell-address="time.A1:time.A1" chart:class="chart:line">
            <chart:data-point chart:repeated="21"/>
          </chart:series>
          <chart:series chart:style-name="ch10" chart:values-cell-range-address="time.B2:time.V2" chart:label-cell-address="time.A2:time.A2" chart:class="chart:line">
            <chart:data-point chart:repeated="21"/>
          </chart:series>
          <chart:series chart:style-name="ch11" chart:values-cell-range-address="time.B3:time.V3" chart:label-cell-address="time.A3:time.A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Brute</text:p>
                <draw:g>
                  <svg:desc>time.A1:time.A1</svg:desc>
                </draw:g>
              </table:table-cell>
              <table:table-cell office:value-type="float" office:value="0.0243">
                <text:p>0.0243</text:p>
                <draw:g>
                  <svg:desc>time.B1:time.V1</svg:desc>
                </draw:g>
              </table:table-cell>
              <table:table-cell office:value-type="float" office:value="0.5508">
                <text:p>0.5508</text:p>
              </table:table-cell>
              <table:table-cell office:value-type="float" office:value="1.866">
                <text:p>1.866</text:p>
              </table:table-cell>
              <table:table-cell office:value-type="float" office:value="3.9173">
                <text:p>3.9173</text:p>
              </table:table-cell>
              <table:table-cell office:value-type="float" office:value="6.9047">
                <text:p>6.9047</text:p>
              </table:table-cell>
              <table:table-cell office:value-type="float" office:value="10.7572">
                <text:p>10.7572</text:p>
              </table:table-cell>
              <table:table-cell office:value-type="float" office:value="15.4498">
                <text:p>15.4498</text:p>
              </table:table-cell>
              <table:table-cell office:value-type="float" office:value="21.0838">
                <text:p>21.0838</text:p>
              </table:table-cell>
              <table:table-cell office:value-type="float" office:value="27.425">
                <text:p>27.425</text:p>
              </table:table-cell>
              <table:table-cell office:value-type="float" office:value="34.8338">
                <text:p>34.8338</text:p>
              </table:table-cell>
              <table:table-cell office:value-type="float" office:value="42.8527">
                <text:p>42.8527</text:p>
              </table:table-cell>
              <table:table-cell office:value-type="float" office:value="51.9562">
                <text:p>51.9562</text:p>
              </table:table-cell>
              <table:table-cell office:value-type="float" office:value="61.8011">
                <text:p>61.8011</text:p>
              </table:table-cell>
              <table:table-cell office:value-type="float" office:value="72.4891">
                <text:p>72.4891</text:p>
              </table:table-cell>
              <table:table-cell office:value-type="float" office:value="84.0823">
                <text:p>84.0823</text:p>
              </table:table-cell>
              <table:table-cell office:value-type="float" office:value="96.6284">
                <text:p>96.6284</text:p>
              </table:table-cell>
              <table:table-cell office:value-type="float" office:value="109.76">
                <text:p>109.76</text:p>
              </table:table-cell>
              <table:table-cell office:value-type="float" office:value="124.036">
                <text:p>124.036</text:p>
              </table:table-cell>
              <table:table-cell office:value-type="float" office:value="139.314">
                <text:p>139.314</text:p>
              </table:table-cell>
              <table:table-cell office:value-type="float" office:value="154.965">
                <text:p>154.965</text:p>
              </table:table-cell>
              <table:table-cell office:value-type="float" office:value="171.499">
                <text:p>171.499</text:p>
              </table:table-cell>
            </table:table-row>
            <table:table-row>
              <table:table-cell office:value-type="string">
                <text:p>Recursive</text:p>
                <draw:g>
                  <svg:desc>time.A2:time.A2</svg:desc>
                </draw:g>
              </table:table-cell>
              <table:table-cell office:value-type="float" office:value="0.0149">
                <text:p>0.0149</text:p>
                <draw:g>
                  <svg:desc>time.B2:time.V2</svg:desc>
                </draw:g>
              </table:table-cell>
              <table:table-cell office:value-type="float" office:value="0.0874">
                <text:p>0.0874</text:p>
              </table:table-cell>
              <table:table-cell office:value-type="float" office:value="0.2687">
                <text:p>0.2687</text:p>
              </table:table-cell>
              <table:table-cell office:value-type="float" office:value="0.5425">
                <text:p>0.5425</text:p>
              </table:table-cell>
              <table:table-cell office:value-type="float" office:value="0.9028">
                <text:p>0.9028</text:p>
              </table:table-cell>
              <table:table-cell office:value-type="float" office:value="1.3464">
                <text:p>1.3464</text:p>
              </table:table-cell>
              <table:table-cell office:value-type="float" office:value="2.0829">
                <text:p>2.0829</text:p>
              </table:table-cell>
              <table:table-cell office:value-type="float" office:value="2.5822">
                <text:p>2.5822</text:p>
              </table:table-cell>
              <table:table-cell office:value-type="float" office:value="3.2507">
                <text:p>3.2507</text:p>
              </table:table-cell>
              <table:table-cell office:value-type="float" office:value="4.189">
                <text:p>4.189</text:p>
              </table:table-cell>
              <table:table-cell office:value-type="float" office:value="5.025">
                <text:p>5.025</text:p>
              </table:table-cell>
              <table:table-cell office:value-type="float" office:value="6.3661">
                <text:p>6.3661</text:p>
              </table:table-cell>
              <table:table-cell office:value-type="float" office:value="7.2014">
                <text:p>7.2014</text:p>
              </table:table-cell>
              <table:table-cell office:value-type="float" office:value="8.8695">
                <text:p>8.8695</text:p>
              </table:table-cell>
              <table:table-cell office:value-type="float" office:value="9.5907">
                <text:p>9.5907</text:p>
              </table:table-cell>
              <table:table-cell office:value-type="float" office:value="11.515">
                <text:p>11.515</text:p>
              </table:table-cell>
              <table:table-cell office:value-type="float" office:value="12.637">
                <text:p>12.637</text:p>
              </table:table-cell>
              <table:table-cell office:value-type="float" office:value="13.969">
                <text:p>13.969</text:p>
              </table:table-cell>
              <table:table-cell office:value-type="float" office:value="15.7956">
                <text:p>15.7956</text:p>
              </table:table-cell>
              <table:table-cell office:value-type="float" office:value="17.5964">
                <text:p>17.5964</text:p>
              </table:table-cell>
              <table:table-cell office:value-type="float" office:value="19.2744">
                <text:p>19.2744</text:p>
              </table:table-cell>
            </table:table-row>
            <table:table-row>
              <table:table-cell office:value-type="string">
                <text:p>Iterative</text:p>
                <draw:g>
                  <svg:desc>time.A3:time.A3</svg:desc>
                </draw:g>
              </table:table-cell>
              <table:table-cell office:value-type="float" office:value="0.0016">
                <text:p>0.0016</text:p>
                <draw:g>
                  <svg:desc>time.B3:time.V3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line" chart:style-name="ch1">
        <chart:title svg:x="7.015cm" svg:y="0.315cm" chart:style-name="ch2">
          <text:p>T(n) vs n</text:p>
        </chart:title>
        <chart:legend chart:legend-position="end" svg:x="13.793cm" svg:y="4.192cm" style:legend-expansion="high" chart:style-name="ch3"/>
        <chart:plot-area chart:style-name="ch4" table:cell-range-address="time.A34:time.V34" chart:data-source-has-labels="column" svg:x="1.291cm" svg:y="1.252cm" svg:width="12.359cm" svg:height="6.543cm">
          <chartooo:coordinate-region svg:x="3.371cm" svg:y="1.456cm" svg:width="10.074cm" svg:height="5.683cm"/>
          <chart:axis chart:dimension="x" chart:name="primary-x" chart:style-name="ch5">
            <chart:title svg:x="7.324cm" svg:y="7.974cm" chart:style-name="ch6">
              <text:p>n</text:p>
            </chart:title>
          </chart:axis>
          <chart:axis chart:dimension="y" chart:name="primary-y" chart:style-name="ch5">
            <chart:title svg:x="0.413cm" svg:y="4.866cm" chart:style-name="ch7">
              <text:p>T(n)</text:p>
            </chart:title>
            <chart:grid chart:style-name="ch8" chart:class="major"/>
          </chart:axis>
          <chart:series chart:style-name="ch9" chart:values-cell-range-address="time.B34:time.V34" chart:label-cell-address="time.A34:time.A3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Brute</text:p>
                <draw:g>
                  <svg:desc>time.A34:time.A34</svg:desc>
                </draw:g>
              </table:table-cell>
              <table:table-cell office:value-type="float" office:value="79516">
                <text:p>79516</text:p>
                <draw:g>
                  <svg:desc>time.B34:time.V34</svg:desc>
                </draw:g>
              </table:table-cell>
              <table:table-cell office:value-type="float" office:value="1997516">
                <text:p>1997516</text:p>
              </table:table-cell>
              <table:table-cell office:value-type="float" office:value="7995016">
                <text:p>7995016</text:p>
              </table:table-cell>
              <table:table-cell office:value-type="float" office:value="17992516">
                <text:p>17992516</text:p>
              </table:table-cell>
              <table:table-cell office:value-type="float" office:value="31990016">
                <text:p>31990016</text:p>
              </table:table-cell>
              <table:table-cell office:value-type="float" office:value="49987516">
                <text:p>49987516</text:p>
              </table:table-cell>
              <table:table-cell office:value-type="float" office:value="71985016">
                <text:p>71985016</text:p>
              </table:table-cell>
              <table:table-cell office:value-type="float" office:value="97982516">
                <text:p>97982516</text:p>
              </table:table-cell>
              <table:table-cell office:value-type="float" office:value="127980016">
                <text:p>127980016</text:p>
              </table:table-cell>
              <table:table-cell office:value-type="float" office:value="161977516">
                <text:p>161977516</text:p>
              </table:table-cell>
              <table:table-cell office:value-type="float" office:value="199975016">
                <text:p>199975016</text:p>
              </table:table-cell>
              <table:table-cell office:value-type="float" office:value="241972516">
                <text:p>241972516</text:p>
              </table:table-cell>
              <table:table-cell office:value-type="float" office:value="287970016">
                <text:p>287970016</text:p>
              </table:table-cell>
              <table:table-cell office:value-type="float" office:value="337967516">
                <text:p>337967516</text:p>
              </table:table-cell>
              <table:table-cell office:value-type="float" office:value="391965016">
                <text:p>391965016</text:p>
              </table:table-cell>
              <table:table-cell office:value-type="float" office:value="449962516">
                <text:p>449962516</text:p>
              </table:table-cell>
              <table:table-cell office:value-type="float" office:value="511960016">
                <text:p>511960016</text:p>
              </table:table-cell>
              <table:table-cell office:value-type="float" office:value="577957516">
                <text:p>577957516</text:p>
              </table:table-cell>
              <table:table-cell office:value-type="float" office:value="647955016">
                <text:p>647955016</text:p>
              </table:table-cell>
              <table:table-cell office:value-type="float" office:value="721952516">
                <text:p>721952516</text:p>
              </table:table-cell>
              <table:table-cell office:value-type="float" office:value="799950016">
                <text:p>79995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line" chart:style-name="ch1">
        <chart:title svg:x="7.015cm" svg:y="0.315cm" chart:style-name="ch2">
          <text:p>T(n) vs n</text:p>
        </chart:title>
        <chart:legend chart:legend-position="end" svg:x="14.008cm" svg:y="4.192cm" style:legend-expansion="high" chart:style-name="ch3"/>
        <chart:plot-area chart:style-name="ch4" table:cell-range-address="time.A71:time.V71" chart:data-source-has-labels="column" svg:x="1.329cm" svg:y="1.291cm" svg:width="12.359cm" svg:height="6.544cm">
          <chartooo:coordinate-region svg:x="2.799cm" svg:y="1.495cm" svg:width="10.684cm" svg:height="5.684cm"/>
          <chart:axis chart:dimension="x" chart:name="primary-x" chart:style-name="ch5">
            <chart:title svg:x="7.362cm" svg:y="8.014cm" chart:style-name="ch6">
              <text:p>n</text:p>
            </chart:title>
          </chart:axis>
          <chart:axis chart:dimension="y" chart:name="primary-y" chart:style-name="ch5">
            <chart:title svg:x="0.451cm" svg:y="4.906cm" chart:style-name="ch7">
              <text:p>T(n)</text:p>
            </chart:title>
            <chart:grid chart:style-name="ch8" chart:class="major"/>
          </chart:axis>
          <chart:series chart:style-name="ch9" chart:values-cell-range-address="time.B71:time.V71" chart:label-cell-address="time.A71:time.A7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T(n)</text:p>
                <draw:g>
                  <svg:desc>time.A71:time.A71</svg:desc>
                </draw:g>
              </table:table-cell>
              <table:table-cell office:value-type="float" office:value="2889">
                <text:p>2889</text:p>
                <draw:g>
                  <svg:desc>time.B71:time.V71</svg:desc>
                </draw:g>
              </table:table-cell>
              <table:table-cell office:value-type="float" office:value="14489">
                <text:p>14489</text:p>
              </table:table-cell>
              <table:table-cell office:value-type="float" office:value="28989">
                <text:p>28989</text:p>
              </table:table-cell>
              <table:table-cell office:value-type="float" office:value="43489">
                <text:p>43489</text:p>
              </table:table-cell>
              <table:table-cell office:value-type="float" office:value="57989">
                <text:p>57989</text:p>
              </table:table-cell>
              <table:table-cell office:value-type="float" office:value="72489">
                <text:p>72489</text:p>
              </table:table-cell>
              <table:table-cell office:value-type="float" office:value="86989">
                <text:p>86989</text:p>
              </table:table-cell>
              <table:table-cell office:value-type="float" office:value="101489">
                <text:p>101489</text:p>
              </table:table-cell>
              <table:table-cell office:value-type="float" office:value="115989">
                <text:p>115989</text:p>
              </table:table-cell>
              <table:table-cell office:value-type="float" office:value="130489">
                <text:p>130489</text:p>
              </table:table-cell>
              <table:table-cell office:value-type="float" office:value="144989">
                <text:p>144989</text:p>
              </table:table-cell>
              <table:table-cell office:value-type="float" office:value="159489">
                <text:p>159489</text:p>
              </table:table-cell>
              <table:table-cell office:value-type="float" office:value="173989">
                <text:p>173989</text:p>
              </table:table-cell>
              <table:table-cell office:value-type="float" office:value="188489">
                <text:p>188489</text:p>
              </table:table-cell>
              <table:table-cell office:value-type="float" office:value="202989">
                <text:p>202989</text:p>
              </table:table-cell>
              <table:table-cell office:value-type="float" office:value="217489">
                <text:p>217489</text:p>
              </table:table-cell>
              <table:table-cell office:value-type="float" office:value="231989">
                <text:p>231989</text:p>
              </table:table-cell>
              <table:table-cell office:value-type="float" office:value="246489">
                <text:p>246489</text:p>
              </table:table-cell>
              <table:table-cell office:value-type="float" office:value="260989">
                <text:p>260989</text:p>
              </table:table-cell>
              <table:table-cell office:value-type="float" office:value="275489">
                <text:p>275489</text:p>
              </table:table-cell>
              <table:table-cell office:value-type="float" office:value="289989">
                <text:p>289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4cm" svg:y="0.316cm" chart:style-name="ch2">
          <text:p>Brute T(n) vs Execution time</text:p>
        </chart:title>
        <chart:legend chart:legend-position="end" svg:x="13.081cm" svg:y="3.943cm" style:legend-expansion="high" chart:style-name="ch3"/>
        <chart:plot-area chart:style-name="ch4" table:cell-range-address="time.A95:time.V96" chart:data-source-has-labels="column" svg:x="1.329cm" svg:y="1.293cm" svg:width="11.432cm" svg:height="6.548cm">
          <chartooo:coordinate-region svg:x="1.986cm" svg:y="1.497cm" svg:width="10.366cm" svg:height="5.688cm"/>
          <chart:axis chart:dimension="x" chart:name="primary-x" chart:style-name="ch5">
            <chart:title svg:x="6.899cm" svg:y="8.021cm" chart:style-name="ch6">
              <text:p>n</text:p>
            </chart:title>
          </chart:axis>
          <chart:axis chart:dimension="y" chart:name="primary-y" chart:style-name="ch5">
            <chart:title svg:x="0.451cm" svg:y="5.101cm" chart:style-name="ch7">
              <text:p>Output</text:p>
            </chart:title>
            <chart:grid chart:style-name="ch8" chart:class="major"/>
          </chart:axis>
          <chart:series chart:style-name="ch9" chart:values-cell-range-address="time.B95:time.V95" chart:label-cell-address="time.A95:time.A95" chart:class="chart:line">
            <chart:data-point chart:repeated="21"/>
          </chart:series>
          <chart:series chart:style-name="ch10" chart:values-cell-range-address="time.B96:time.V96" chart:label-cell-address="time.A96:time.A9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T(n)</text:p>
                <draw:g>
                  <svg:desc>time.A95:time.A95</svg:desc>
                </draw:g>
              </table:table-cell>
              <table:table-cell office:value-type="float" office:value="0.0079516">
                <text:p>0.0079516</text:p>
                <draw:g>
                  <svg:desc>time.B95:time.V95</svg:desc>
                </draw:g>
              </table:table-cell>
              <table:table-cell office:value-type="float" office:value="0.1997516">
                <text:p>0.1997516</text:p>
              </table:table-cell>
              <table:table-cell office:value-type="float" office:value="0.7995016">
                <text:p>0.7995016</text:p>
              </table:table-cell>
              <table:table-cell office:value-type="float" office:value="1.7992516">
                <text:p>1.7992516</text:p>
              </table:table-cell>
              <table:table-cell office:value-type="float" office:value="3.1990016">
                <text:p>3.1990016</text:p>
              </table:table-cell>
              <table:table-cell office:value-type="float" office:value="4.9987516">
                <text:p>4.9987516</text:p>
              </table:table-cell>
              <table:table-cell office:value-type="float" office:value="7.1985016">
                <text:p>7.1985016</text:p>
              </table:table-cell>
              <table:table-cell office:value-type="float" office:value="9.7982516">
                <text:p>9.7982516</text:p>
              </table:table-cell>
              <table:table-cell office:value-type="float" office:value="12.7980016">
                <text:p>12.7980016</text:p>
              </table:table-cell>
              <table:table-cell office:value-type="float" office:value="16.1977516">
                <text:p>16.1977516</text:p>
              </table:table-cell>
              <table:table-cell office:value-type="float" office:value="19.9975016">
                <text:p>19.9975016</text:p>
              </table:table-cell>
              <table:table-cell office:value-type="float" office:value="24.1972516">
                <text:p>24.1972516</text:p>
              </table:table-cell>
              <table:table-cell office:value-type="float" office:value="28.7970016">
                <text:p>28.7970016</text:p>
              </table:table-cell>
              <table:table-cell office:value-type="float" office:value="33.7967516">
                <text:p>33.7967516</text:p>
              </table:table-cell>
              <table:table-cell office:value-type="float" office:value="39.1965016">
                <text:p>39.1965016</text:p>
              </table:table-cell>
              <table:table-cell office:value-type="float" office:value="44.9962516">
                <text:p>44.9962516</text:p>
              </table:table-cell>
              <table:table-cell office:value-type="float" office:value="51.1960016">
                <text:p>51.1960016</text:p>
              </table:table-cell>
              <table:table-cell office:value-type="float" office:value="57.7957516">
                <text:p>57.7957516</text:p>
              </table:table-cell>
              <table:table-cell office:value-type="float" office:value="64.7955016">
                <text:p>64.7955016</text:p>
              </table:table-cell>
              <table:table-cell office:value-type="float" office:value="72.1952516">
                <text:p>72.1952516</text:p>
              </table:table-cell>
              <table:table-cell office:value-type="float" office:value="79.9950016">
                <text:p>79.9950016</text:p>
              </table:table-cell>
            </table:table-row>
            <table:table-row>
              <table:table-cell office:value-type="string">
                <text:p>Exec time</text:p>
                <draw:g>
                  <svg:desc>time.A96:time.A96</svg:desc>
                </draw:g>
              </table:table-cell>
              <table:table-cell office:value-type="float" office:value="0.0243">
                <text:p>0.0243</text:p>
                <draw:g>
                  <svg:desc>time.B96:time.V96</svg:desc>
                </draw:g>
              </table:table-cell>
              <table:table-cell office:value-type="float" office:value="0.5508">
                <text:p>0.5508</text:p>
              </table:table-cell>
              <table:table-cell office:value-type="float" office:value="1.866">
                <text:p>1.866</text:p>
              </table:table-cell>
              <table:table-cell office:value-type="float" office:value="3.9173">
                <text:p>3.9173</text:p>
              </table:table-cell>
              <table:table-cell office:value-type="float" office:value="6.9047">
                <text:p>6.9047</text:p>
              </table:table-cell>
              <table:table-cell office:value-type="float" office:value="10.7572">
                <text:p>10.7572</text:p>
              </table:table-cell>
              <table:table-cell office:value-type="float" office:value="15.4498">
                <text:p>15.4498</text:p>
              </table:table-cell>
              <table:table-cell office:value-type="float" office:value="21.0838">
                <text:p>21.0838</text:p>
              </table:table-cell>
              <table:table-cell office:value-type="float" office:value="27.425">
                <text:p>27.425</text:p>
              </table:table-cell>
              <table:table-cell office:value-type="float" office:value="34.8338">
                <text:p>34.8338</text:p>
              </table:table-cell>
              <table:table-cell office:value-type="float" office:value="42.8527">
                <text:p>42.8527</text:p>
              </table:table-cell>
              <table:table-cell office:value-type="float" office:value="51.9562">
                <text:p>51.9562</text:p>
              </table:table-cell>
              <table:table-cell office:value-type="float" office:value="61.8011">
                <text:p>61.8011</text:p>
              </table:table-cell>
              <table:table-cell office:value-type="float" office:value="72.4891">
                <text:p>72.4891</text:p>
              </table:table-cell>
              <table:table-cell office:value-type="float" office:value="84.0823">
                <text:p>84.0823</text:p>
              </table:table-cell>
              <table:table-cell office:value-type="float" office:value="96.6284">
                <text:p>96.6284</text:p>
              </table:table-cell>
              <table:table-cell office:value-type="float" office:value="109.76">
                <text:p>109.76</text:p>
              </table:table-cell>
              <table:table-cell office:value-type="float" office:value="124.036">
                <text:p>124.036</text:p>
              </table:table-cell>
              <table:table-cell office:value-type="float" office:value="139.314">
                <text:p>139.314</text:p>
              </table:table-cell>
              <table:table-cell office:value-type="float" office:value="154.965">
                <text:p>154.965</text:p>
              </table:table-cell>
              <table:table-cell office:value-type="float" office:value="171.499">
                <text:p>171.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line" chart:style-name="ch1">
        <chart:title svg:x="5.116cm" svg:y="0.315cm" chart:style-name="ch2">
          <text:p>Iterative T(n) and Exec time</text:p>
        </chart:title>
        <chart:legend chart:legend-position="end" svg:x="13.081cm" svg:y="3.939cm" style:legend-expansion="high" chart:style-name="ch3"/>
        <chart:plot-area chart:style-name="ch4" table:cell-range-address="time.A127:time.V128" chart:data-source-has-labels="column" svg:x="1.329cm" svg:y="1.291cm" svg:width="11.432cm" svg:height="6.544cm">
          <chartooo:coordinate-region svg:x="2.291cm" svg:y="1.496cm" svg:width="10.265cm" svg:height="5.683cm"/>
          <chart:axis chart:dimension="x" chart:name="primary-x" chart:style-name="ch5">
            <chart:title svg:x="6.899cm" svg:y="8.014cm" chart:style-name="ch6">
              <text:p>n</text:p>
            </chart:title>
          </chart:axis>
          <chart:axis chart:dimension="y" chart:name="primary-y" chart:style-name="ch5">
            <chart:title svg:x="0.451cm" svg:y="5.097cm" chart:style-name="ch7">
              <text:p>Output</text:p>
            </chart:title>
            <chart:grid chart:style-name="ch8" chart:class="major"/>
          </chart:axis>
          <chart:series chart:style-name="ch9" chart:values-cell-range-address="time.B127:time.V127" chart:label-cell-address="time.A127:time.A127" chart:class="chart:line">
            <chart:data-point chart:repeated="21"/>
          </chart:series>
          <chart:series chart:style-name="ch10" chart:values-cell-range-address="time.B128:time.V128" chart:label-cell-address="time.A128:time.A128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T(n)</text:p>
                <draw:g>
                  <svg:desc>time.A127:time.A127</svg:desc>
                </draw:g>
              </table:table-cell>
              <table:table-cell office:value-type="float" office:value="0.0002889">
                <text:p>0.0002889</text:p>
                <draw:g>
                  <svg:desc>time.B127:time.V127</svg:desc>
                </draw:g>
              </table:table-cell>
              <table:table-cell office:value-type="float" office:value="0.014489">
                <text:p>0.014489</text:p>
              </table:table-cell>
              <table:table-cell office:value-type="float" office:value="0.028989">
                <text:p>0.028989</text:p>
              </table:table-cell>
              <table:table-cell office:value-type="float" office:value="0.043489">
                <text:p>0.043489</text:p>
              </table:table-cell>
              <table:table-cell office:value-type="float" office:value="0.057989">
                <text:p>0.057989</text:p>
              </table:table-cell>
              <table:table-cell office:value-type="float" office:value="0.072489">
                <text:p>0.072489</text:p>
              </table:table-cell>
              <table:table-cell office:value-type="float" office:value="0.086989">
                <text:p>0.086989</text:p>
              </table:table-cell>
              <table:table-cell office:value-type="float" office:value="0.101489">
                <text:p>0.101489</text:p>
              </table:table-cell>
              <table:table-cell office:value-type="float" office:value="0.115989">
                <text:p>0.115989</text:p>
              </table:table-cell>
              <table:table-cell office:value-type="float" office:value="0.130489">
                <text:p>0.130489</text:p>
              </table:table-cell>
              <table:table-cell office:value-type="float" office:value="0.144989">
                <text:p>0.144989</text:p>
              </table:table-cell>
              <table:table-cell office:value-type="float" office:value="0.159489">
                <text:p>0.159489</text:p>
              </table:table-cell>
              <table:table-cell office:value-type="float" office:value="0.173989">
                <text:p>0.173989</text:p>
              </table:table-cell>
              <table:table-cell office:value-type="float" office:value="0.188489">
                <text:p>0.188489</text:p>
              </table:table-cell>
              <table:table-cell office:value-type="float" office:value="0.202989">
                <text:p>0.202989</text:p>
              </table:table-cell>
              <table:table-cell office:value-type="float" office:value="0.217489">
                <text:p>0.217489</text:p>
              </table:table-cell>
              <table:table-cell office:value-type="float" office:value="0.231989">
                <text:p>0.231989</text:p>
              </table:table-cell>
              <table:table-cell office:value-type="float" office:value="0.246489">
                <text:p>0.246489</text:p>
              </table:table-cell>
              <table:table-cell office:value-type="float" office:value="0.260989">
                <text:p>0.260989</text:p>
              </table:table-cell>
              <table:table-cell office:value-type="float" office:value="0.275489">
                <text:p>0.275489</text:p>
              </table:table-cell>
              <table:table-cell office:value-type="float" office:value="0.289989">
                <text:p>0.289989</text:p>
              </table:table-cell>
            </table:table-row>
            <table:table-row>
              <table:table-cell office:value-type="string">
                <text:p>Exec time</text:p>
                <draw:g>
                  <svg:desc>time.A128:time.A128</svg:desc>
                </draw:g>
              </table:table-cell>
              <table:table-cell office:value-type="float" office:value="0.0016">
                <text:p>0.0016</text:p>
                <draw:g>
                  <svg:desc>time.B128:time.V128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